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6.209cm" svg:y="0.632cm">
            <draw:object draw:notify-on-update-of-ranges="Sheet1.A2:Sheet1.A30 Sheet1.B2:Sheet1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row table:style-name="ro1">
          <table:table-cell table:style-name="ce3" office:value-type="string" calcext:value-type="string">
            <text:p>Дата</text:p>
          </table:table-cell>
          <table:table-cell table:style-name="ce3" office:value-type="string" calcext:value-type="string">
            <text:p>Строки</text:p>
          </table:table-cell>
          <table:table-cell table:style-name="ce3" office:value-type="string" calcext:value-type="string">
            <text:p>Дельта</text:p>
          </table:table-cell>
          <table:table-cell/>
          <table:table-cell table:style-name="ce9" office:value-type="string" calcext:value-type="string">
            <text:p>Недели</text:p>
          </table:table-cell>
          <table:table-cell table:style-name="ce9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06" calcext:value-type="date">
            <text:p>06.01.26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06.01 — 13.01)</text:p>
          </table:table-cell>
          <table:table-cell table:formula="of:=SUM([.C3:.C9])" office:value-type="float" office:value="600" calcext:value-type="float">
            <text:p>600</text:p>
          </table:table-cell>
        </table:table-row>
        <table:table-row table:style-name="ro1">
          <table:table-cell table:style-name="ce1" table:formula="of:=[.A2]+1" office:value-type="date" office:date-value="2026-01-07" calcext:value-type="date">
            <text:p>07.01.26</text:p>
          </table:table-cell>
          <table:table-cell office:value-type="float" office:value="3143" calcext:value-type="float">
            <text:p>3143</text:p>
          </table:table-cell>
          <table:table-cell table:formula="of:=[.B3]-[.B2]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" table:formula="of:=[.A3]+1" office:value-type="date" office:date-value="2026-01-08" calcext:value-type="date">
            <text:p>08.01.26</text:p>
          </table:table-cell>
          <table:table-cell office:value-type="float" office:value="3160" calcext:value-type="float">
            <text:p>3160</text:p>
          </table:table-cell>
          <table:table-cell table:formula="of:=[.B4]-[.B3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" table:formula="of:=[.A4]+1" office:value-type="date" office:date-value="2026-01-09" calcext:value-type="date">
            <text:p>09.01.26</text:p>
          </table:table-cell>
          <table:table-cell office:value-type="float" office:value="3369" calcext:value-type="float">
            <text:p>3369</text:p>
          </table:table-cell>
          <table:table-cell table:formula="of:=[.B5]-[.B4]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10" calcext:value-type="date">
            <text:p>10.01.26</text:p>
          </table:table-cell>
          <table:table-cell office:value-type="float" office:value="3474" calcext:value-type="float">
            <text:p>3474</text:p>
          </table:table-cell>
          <table:table-cell table:formula="of:=[.B6]-[.B5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11" calcext:value-type="date">
            <text:p>11.01.26</text:p>
          </table:table-cell>
          <table:table-cell table:formula="of:=3583" office:value-type="float" office:value="3583" calcext:value-type="float">
            <text:p>3583</text:p>
          </table:table-cell>
          <table:table-cell table:formula="of:=[.B7]-[.B6]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12" calcext:value-type="date">
            <text:p>12.01.26</text:p>
          </table:table-cell>
          <table:table-cell table:formula="of:=3605" office:value-type="float" office:value="3605" calcext:value-type="float">
            <text:p>3605</text:p>
          </table:table-cell>
          <table:table-cell table:formula="of:=[.B8]-[.B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6" table:formula="of:=[.A8]+1" office:value-type="date" office:date-value="2026-01-13" calcext:value-type="date">
            <text:p>13.01.26</text:p>
          </table:table-cell>
          <table:table-cell table:style-name="ce8" office:value-type="float" office:value="3665" calcext:value-type="float">
            <text:p>3665</text:p>
          </table:table-cell>
          <table:table-cell table:style-name="ce8" table:formula="of:=[.B9]-[.B8]"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.00.0000</text:date>, <text:time style:data-style-name="N2" text:time-value="16:12:16.596868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5:10.940920403</meta:creation-date>
    <dc:date>2026-01-12T16:14:00.021708738</dc:date>
    <meta:editing-duration>PT8M10S</meta:editing-duration>
    <meta:editing-cycles>7</meta:editing-cycles>
    <meta:generator>LibreOffice/24.2.7.2$Linux_X86_64 LibreOffice_project/420$Build-2</meta:generator>
    <meta:document-statistic meta:table-count="1" meta:cell-count="3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2:Sheet1.B30" chart:data-source-has-labels="column" svg:x="0.32cm" svg:y="0.18cm" svg:width="15.36cm" svg:height="8.64cm">
          <chart:coordinate-region svg:x="1.312cm" svg:y="0.379cm" svg:width="13.705cm" svg:height="7.794cm"/>
          <chart:axis chart:dimension="x" chart:name="primary-x" chart:style-name="ch3" chartooo:axis-type="auto">
            <chartooo:date-scale/>
            <chart:categories table:cell-range-address="Sheet1.A2:Sheet1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B2:Sheet1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28">
                <text:p>46028</text:p>
                <draw:g>
                  <svg:desc>Sheet1.A2:Sheet1.A30</svg:desc>
                </draw:g>
              </table:table-cell>
              <table:table-cell office:value-type="float" office:value="3065">
                <text:p>3065</text:p>
                <draw:g>
                  <svg:desc>Sheet1.B2:Sheet1.B30</svg:desc>
                </draw:g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6033">
                <text:p>46033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